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21" style:family="text">
      <style:text-properties fo:font-family="Sans" style:text-underline-type="single" style:text-underline-style="solid" fo:color="#0000ff"/>
    </style:style>
    <style:style style:name="c20" style:family="text">
      <style:text-properties fo:font-family="Sans" style:text-underline-type="single" style:text-underline-style="solid" fo:color="#0000ff"/>
    </style:style>
    <style:style style:name="c17" style:family="text">
      <style:text-properties fo:font-weight="bold" fo:font-family="Sans"/>
    </style:style>
    <style:style style:name="p16" style:family="paragraph">
      <style:paragraph-properties fo:margin-top="9pt" fo:margin-bottom="9pt"/>
    </style:style>
    <style:style style:name="c19" style:family="text">
      <style:text-properties fo:font-family="monospace"/>
    </style:style>
    <style:style style:name="c18" style:family="text">
      <style:text-properties fo:font-weight="bold" fo:font-family="monospace"/>
    </style:style>
    <style:style style:name="c13" style:family="text">
      <style:text-properties fo:font-weight="bold" fo:font-family="Sans"/>
    </style:style>
    <style:style style:name="c12" style:family="text">
      <style:text-properties fo:font-weight="bold" fo:font-family="Sans"/>
    </style:style>
    <style:style style:name="p15" style:family="paragraph">
      <style:paragraph-properties fo:margin-top="0pt" fo:margin-bottom="0pt"/>
    </style:style>
    <style:style style:name="c14" style:family="text">
      <style:text-properties fo:font-family="Sans" style:text-underline-type="single" style:text-underline-style="solid" fo:color="#0000ff"/>
    </style:style>
    <style:style style:name="c9" style:family="text">
      <style:text-properties fo:font-family="Sans" style:text-underline-type="single" style:text-underline-style="solid" fo:color="#0000ff"/>
    </style:style>
    <style:style style:name="c8" style:family="text">
      <style:text-properties fo:font-family="Sans" style:text-underline-type="single" style:text-underline-style="solid" fo:color="#0000ff"/>
    </style:style>
    <style:style style:name="p11" style:family="paragraph">
      <style:paragraph-properties fo:margin-top="12pt" fo:margin-bottom="9pt"/>
    </style:style>
    <style:style style:name="c10" style:family="text">
      <style:text-properties fo:font-family="Sans" style:text-underline-type="single" style:text-underline-style="solid" fo:color="#0000ff"/>
    </style:style>
    <style:style style:name="p5" style:family="paragraph">
      <style:paragraph-properties fo:margin-top="9pt" fo:margin-bottom="9pt"/>
    </style:style>
    <style:style style:name="c4" style:family="text">
      <style:text-properties fo:font-weight="bold" fo:font-family="Sans"/>
    </style:style>
    <style:style style:name="c7" style:family="text">
      <style:text-properties fo:font-family="Sans" style:text-underline-type="single" style:text-underline-style="solid" fo:color="#0000ff"/>
    </style:style>
    <style:style style:name="c6" style:family="text">
      <style:text-properties fo:font-family="Sans" style:text-underline-type="single" style:text-underline-style="solid" fo:color="#0000ff"/>
    </style:style>
    <style:style style:name="c0" style:family="text">
      <style:text-properties fo:font-family="Sans"/>
    </style:style>
    <style:style style:name="p3" style:family="paragraph">
      <style:paragraph-properties fo:margin-top="13.5pt" fo:margin-bottom="9pt"/>
    </style:style>
  </office:automatic-styles>
  <office:body>
    <office:text>
      <text:p text:style-name="p3"><text:span text:style-name="c4">Week 6 - Supplementary Materials</text:span></text:p>
      <text:p text:style-name="p5">
        <text:a xlink:href="https://github.com/lawfareblog/hacking-cybersecurity/blob/main/week06/Week_06_Homework.md"><text:span text:style-name="c6">Markdown</text:span></text:a><text:span text:style-name="c0"> | </text:span><text:a xlink:href="https://raw.githubusercontent.com/lawfareblog/hacking-cybersecurity/main/week06/Week_06_Homework.pdf"><text:span text:style-name="c7">PDF</text:span></text:a><text:span text:style-name="c0"> | </text:span><text:a xlink:href="https://raw.githubusercontent.com/lawfareblog/hacking-cybersecurity/main/week06/Week_06_Homework.docx"><text:span text:style-name="c8">MS Word DOCX</text:span></text:a><text:span text:style-name="c0"> | </text:span><text:a xlink:href="https://raw.githubusercontent.com/lawfareblog/hacking-cybersecurity/main/week06/Week_06_Homework.odt"><text:span text:style-name="c9">Libre ODT</text:span></text:a><text:span text:style-name="c0"> | </text:span><text:a xlink:href="https://raw.githubusercontent.com/lawfareblog/hacking-cybersecurity/main/week06/Week_06_Homework.html"><text:span text:style-name="c10">HTML</text:span></text:a></text:p>
      <text:p text:style-name="p11"><text:span text:style-name="c12">Intermediate Networking Commands</text:span></text:p>
      <text:p text:style-name="p5"><text:span text:style-name="c0">This week we continue discussing networking concepts, focusing on techniques for finding and exploiting weaknesses in a remote machine, and the associated commands in the CLI.</text:span></text:p>
      <text:p text:style-name="p5"><text:span text:style-name="c13">NOTE:</text:span><text:span text:style-name="c0"> You will need to use Kali Linux for these and future practical exercises. If you have not set it up yet, please see our instructions in the </text:span><text:a xlink:href="https://github.com/lawfareblog/hacking-cybersecurity/"><text:span text:style-name="c14">class README</text:span></text:a><text:span text:style-name="c0">.</text:span></text:p>
      <text:p text:style-name="p15"/>
      <text:p text:style-name="p16"><text:span text:style-name="c18">nmap</text:span></text:p>
      <text:p text:style-name="p5"><text:span text:style-name="c0">Servers running Unix-like operating systems such as GNU/Linux have many services running to handle external requests and maintain the system. For security hardening, these services should be disabled or removed to reduce the attack surface of the machine. </text:span></text:p>
      <text:p text:style-name="p5"><text:span text:style-name="c19">nmap</text:span><text:span text:style-name="c0"> has been used in the </text:span><text:a xlink:href="https://en.wikipedia.org/wiki/The_Matrix_Reloaded"><text:span text:style-name="c20">Matrix Reloaded</text:span></text:a><text:span text:style-name="c0"> and some other films.</text:span></text:p>
      <text:p text:style-name="p5"><text:span text:style-name="c0">The default </text:span><text:span text:style-name="c19">nmap</text:span><text:span text:style-name="c0"> scan shows the ports, their state of being open or closed, and the associated protocols. To check which hosts on your network are up, you need to check the IP range you are currently on. In home networks, this often starts with an IP range of 192.168.x.x and therefore would be: </text:span></text:p>
      <text:p text:style-name="p5"><text:span text:style-name="c19">nmap -sn 192.168.0.0/24</text:span></text:p>
      <text:p text:style-name="p5"><text:span text:style-name="c0">Use the -O flag to identify which operating system a host is running.</text:span></text:p>
      <text:p text:style-name="p5"><text:span text:style-name="c19">nmap 10.0.0.50 -O</text:span></text:p>
      <text:p text:style-name="p15"/>
      <text:p text:style-name="p16"><text:span text:style-name="c18">netstat</text:span></text:p>
      <text:p text:style-name="p5"><text:span text:style-name="c0">The </text:span><text:span text:style-name="c19">netstat</text:span><text:span text:style-name="c0"> command outputs network statistics. It gives an overview of network activity and displays which ports are open or might have established connections. List all TCP ports by running:</text:span></text:p>
      <text:p text:style-name="p5"><text:span text:style-name="c19">netstat -at</text:span></text:p>
      <text:p text:style-name="p5"><text:span text:style-name="c0">List all UDP ports by running:</text:span></text:p>
      <text:p text:style-name="p5"><text:span text:style-name="c19">netstat -au</text:span></text:p>
      <text:p text:style-name="p5"><text:span text:style-name="c0">List the process ID or program name for a specific connection by adding the </text:span><text:span text:style-name="c19">-p</text:span><text:span text:style-name="c0"> option:</text:span></text:p>
      <text:p text:style-name="p5"><text:span text:style-name="c19">netstat -pntul</text:span></text:p>
      <text:p text:style-name="p15"/>
      <text:p text:style-name="p16"><text:span text:style-name="c18">ping</text:span></text:p>
      <text:p text:style-name="p5"><text:span text:style-name="c0">Use </text:span><text:span text:style-name="c19">ping</text:span><text:span text:style-name="c0"> to see if a host is available on the network. </text:span><text:span text:style-name="c19">ping</text:span><text:span text:style-name="c0"> sends an </text:span><text:span text:style-name="c19">ICMP ECHO_REQUEST</text:span><text:span text:style-name="c0"> packet to the target host and waits to see if it replies. Notably, some hosts block ICMP echo requests using other software controls such as a firewall.</text:span></text:p>
      <text:p text:style-name="p5"><text:span text:style-name="c0">By default, </text:span><text:span text:style-name="c19">ping</text:span><text:span text:style-name="c0"> runs in an infinite loop. To send a defined number of packets, use the </text:span><text:span text:style-name="c19">-c</text:span><text:span text:style-name="c0"> option.</text:span></text:p>
      <text:p text:style-name="p5"><text:span text:style-name="c19">ping -c 3 lawfareblog.com</text:span></text:p>
      <text:p text:style-name="p5"><text:span text:style-name="c0">Using the </text:span><text:span text:style-name="c19">-o</text:span><text:span text:style-name="c0"> option tries to send one packet.</text:span></text:p>
      <text:p text:style-name="p5"><text:span text:style-name="c19">ping -o lawfareblog.com</text:span></text:p>
      <text:p text:style-name="p15"/>
      <text:p text:style-name="p16"><text:span text:style-name="c18">traceroute</text:span></text:p>
      <text:p text:style-name="p5"><text:span text:style-name="c0">This command shows you the actual path through the network that packets take to their destination.</text:span></text:p>
      <text:p text:style-name="p5"><text:span text:style-name="c19">traceroute lawfareblog.com</text:span></text:p>
      <text:p text:style-name="p5"><text:span text:style-name="c0">This will show you a sequence of intermediaries as well as the destination. To trace the path through a specific intermediary, add it to the command. For example: </text:span></text:p>
      <text:p text:style-name="p5"><text:span text:style-name="c19">traceroute -g 192.168.1.123 google.com</text:span></text:p>
      <text:p text:style-name="p15"/>
      <text:p text:style-name="p16"><text:span text:style-name="c18">tcpdump</text:span></text:p>
      <text:p text:style-name="p5"><text:span text:style-name="c19">tcpdump</text:span><text:span text:style-name="c0"> is a "packet sniffing" tool.</text:span></text:p>
      <text:p text:style-name="p5"><text:span text:style-name="c0">To check which network interfaces are available to capture, use the </text:span><text:span text:style-name="c19">-D</text:span><text:span text:style-name="c0"> option:</text:span></text:p>
      <text:p text:style-name="p5"><text:span text:style-name="c19">tcpdump -D</text:span></text:p>
      <text:p text:style-name="p5"><text:span text:style-name="c0">To capture only TCP packets:</text:span></text:p>
      <text:p text:style-name="p5"><text:span text:style-name="c19">tcpdump --interface any -c 5 tcp</text:span></text:p>
      <text:p text:style-name="p5"><text:span text:style-name="c0">You can use the </text:span><text:span text:style-name="c19">-A</text:span><text:span text:style-name="c0"> and </text:span><text:span text:style-name="c19">-x</text:span><text:span text:style-name="c0"> options to analyze the content of the network packet. The </text:span><text:span text:style-name="c19">-A</text:span><text:span text:style-name="c0"> option stands for </text:span><text:a xlink:href="https://en.wikipedia.org/wiki/ASCII"><text:span text:style-name="c21">ASCII format</text:span></text:a><text:span text:style-name="c0">: </text:span></text:p>
      <text:p text:style-name="p5"><text:span text:style-name="c19">tcpdump --interface any -c 1 -A</text:span></text:p>
      <text:p text:style-name="p5"><text:span text:style-name="c0">The </text:span><text:span text:style-name="c19">-x</text:span><text:span text:style-name="c0"> option will use hexadecimal format: </text:span></text:p>
      <text:p text:style-name="p5"><text:span text:style-name="c19">tcpdump --interface any -c 1 -x</text:span><text:span text:style-name="c0"> </text:span></text:p>
    </office:text>
  </office:body>
</office:document-content>
</file>